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EN</text:p>
      <text:p text:style-name="P2">The System of Universal Management</text:p>
      <text:p text:style-name="P1"/>
      <text:p text:style-name="P1">This chapter describes the duties allotted to Manu by the Supreme Personality of Godhead. All the Manus, as well as their sons, the sages, the demigods and the Indras, act under the orders of various incarnations of the Supreme Personality of Godhead. At the end of every catur-yuga, consisting of Satya-yuga, Dvāpara-yuga, Tretā-yuga and Kali-yuga, the sages, acting under the orders of the Supreme Personality of Godhead, distribute the Vedic knowledge and thus reinstate eternal religious principles. Manu’s duty is to reestablish the system of religion. Manu’s sons execute Manu’s orders, and thus the entire universe is maintained by Manu and his descendants. The Indras are various rulers of the heavenly planets. Assisted by the demigods, they rule the three worlds. The Supreme Personality of Godhead also appears as incarnations in different yugas. He appears as Sanaka, Sanātana, Yājñavalkya, Dattātreya and others, and thus He gives instructions in spiritual knowledge, prescribed duties, principles of mystic yoga, and so on. As Marīci and others, He creates progeny; as the king, He punishes the miscreants; and in the form of time, He annihilates the creation. One may argue, “If the all-powerful Supreme Personality of Godhead can do anything simply by His will, why has He arranged for so many personalities to manage?” How and why He does this cannot be understood by those who are under the clutches of māyā.</text:p>
      <text:p text:style-name="P1"/>
      <text:p text:style-name="P1">Text 1:</text:p>
      <text:p text:style-name="P1"><text:s text:c="4"/>Mahārāja Parīkṣit inquired: O most opulent Śukadeva Gosvāmī, please explain to me how Manu and the others in each manvantara are engaged in their respective duties, and by whose order they are so engaged.</text:p>
      <text:p text:style-name="P1"/>
      <text:p text:style-name="P1">Text 2:</text:p>
      <text:p text:style-name="P1"><text:s text:c="4"/>Śukadeva Gosvāmī said: The Manus, the sons of Manu, the great sages, the Indras and all the demigods, O King, are appointed by the Supreme Personality of Godhead in His various incarnations such as Yajña.</text:p>
      <text:p text:style-name="P1"/>
      <text:p text:style-name="P1">Text 3:</text:p>
      <text:p text:style-name="P1"><text:s text:c="4"/>O King, I have already described to you various incarnations of the Lord, such as Yajña. The Manus and others are chosen by these incarnations, under whose direction they conduct the universal affairs.</text:p>
      <text:p text:style-name="P1"/>
      <text:p text:style-name="P1"><text:soft-page-break/>Text 4:</text:p>
      <text:p text:style-name="P1"><text:s text:c="4"/>At the end of every four yugas, the great saintly persons, upon seeing that the eternal occupational duties of mankind have been misused, reestablish the principles of religion.</text:p>
      <text:p text:style-name="P1"/>
      <text:p text:style-name="P1">Text 5:</text:p>
      <text:p text:style-name="P1"><text:s text:c="4"/>Thereafter, O King, the Manus, being fully engaged according to the instructions of the Supreme Personality of Godhead, directly reestablish the principles of occupational duty in its full four parts.</text:p>
      <text:p text:style-name="P1"/>
      <text:p text:style-name="P1">Text 6:</text:p>
      <text:p text:style-name="P1"><text:s text:c="4"/>To enjoy the results of sacrifices [yajñas], the rulers of the world, namely the sons and grandsons of Manu, discharge the orders of the Supreme Personality of Godhead until the end of Manu’s reign. The demigods also share the results of these sacrifices.</text:p>
      <text:p text:style-name="P1"/>
      <text:p text:style-name="P1">Text 7:</text:p>
      <text:p text:style-name="P1"><text:s text:c="4"/>Indra, King of heaven, receiving benedictions from the Supreme Personality of Godhead and thus enjoying highly developed opulences, maintains the living entities all over the three worlds by pouring sufficient rain on all the planets.</text:p>
      <text:p text:style-name="P1"/>
      <text:p text:style-name="P1">Text 8:</text:p>
      <text:p text:style-name="P1"><text:s text:c="4"/>In every yuga, the Supreme Personality of Godhead, Hari, assumes the form of Siddhas such as Sanaka to preach transcendental knowledge, He assumes the form of great saintly persons such as Yājñavalkya to teach the way of karma, and He assumes the form of great yogīs such as Dattātreya to teach the system of mystic yoga.</text:p>
      <text:p text:style-name="P1"/>
      <text:p text:style-name="P1">Text 9:</text:p>
      <text:p text:style-name="P1"><text:s text:c="4"/>In the form of Prajāpati Marīci, the Supreme Personality of Godhead creates progeny; becoming the king, He kills the thieves and rogues; and in the form of time, He annihilates everything. All the different qualities of material existence should be understood to be qualities of the Supreme Personality of Godhead.</text:p>
      <text:p text:style-name="P1"/>
      <text:p text:style-name="P1">Text 10:</text:p>
      <text:p text:style-name="P1"><text:s text:c="4"/>People in general are bewildered by the illusory energy, and therefore they try to find the Absolute Truth, the Supreme Personality of Godhead, <text:soft-page-break/>through various types of research and philosophical speculation. Nonetheless, they are unable to see the Supreme Lord.</text:p>
      <text:p text:style-name="P1"/>
      <text:p text:style-name="P1">Text 11:</text:p>
      <text:p text:style-name="P1"><text:s text:c="4"/>In one kalpa, or one day of Brahmā, there take place the many changes called vikalpas. O King, all of these have been previously described to you by me. Learned scholars who know the past, present and future have ascertained that in one day of Brahmā there are fourteen Manu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27:44.810000000</dc:date>
    <meta:editing-duration>PT9S</meta:editing-duration>
    <meta:editing-cycles>1</meta:editing-cycles>
    <meta:document-statistic meta:table-count="0" meta:image-count="0" meta:object-count="0" meta:page-count="3" meta:paragraph-count="25" meta:word-count="691" meta:character-count="4247" meta:non-whitespace-character-count="3537"/>
  </office:meta>
</office:document-meta>
</file>